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-asian="Arial1" style:font-name-complex="Calibri2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font-weight="normal" style:font-name-asian="Arial1" style:font-weight-asian="normal" style:font-name-complex="Calibri2" style:font-weight-complex="normal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name-asian="Calibri2" style:font-weight-asian="bold" style:font-name-complex="Calibri2"/>
    </style:style>
    <style:style style:name="P5" style:family="paragraph" style:parent-style-name="Standard">
      <style:paragraph-properties fo:margin-top="0cm" fo:margin-bottom="0cm" fo:line-height="100%"/>
      <style:text-properties fo:font-weight="bold" style:font-name-asian="Arial1" style:font-weight-asian="bold" style:font-name-complex="Calibri2"/>
    </style:style>
    <style:style style:name="P6" style:family="paragraph" style:parent-style-name="List_20_Paragraph">
      <style:paragraph-properties fo:margin-top="0cm" fo:margin-bottom="0cm" fo:line-height="100%"/>
      <style:text-properties style:font-name-asian="Arial1" style:font-name-complex="Calibri2"/>
    </style:style>
    <style:style style:name="P7" style:family="paragraph" style:parent-style-name="Standard">
      <style:paragraph-properties fo:margin-left="0cm" fo:margin-right="-0.79cm" fo:margin-top="0cm" fo:margin-bottom="0cm" fo:line-height="100%" fo:text-indent="0cm" style:auto-text-indent="false"/>
    </style:style>
    <style:style style:name="P8" style:family="paragraph" style:parent-style-name="Standard">
      <style:paragraph-properties fo:margin-left="0cm" fo:margin-right="-0.79cm" fo:margin-top="0cm" fo:margin-bottom="0cm" fo:line-height="100%" fo:text-indent="0cm" style:auto-text-indent="false"/>
      <style:text-properties fo:font-weight="bold" style:font-name-asian="Arial1" style:font-weight-asian="bold" style:font-name-complex="Calibri2"/>
    </style:style>
    <style:style style:name="P9" style:family="paragraph" style:parent-style-name="Standard">
      <style:paragraph-properties fo:margin-left="0cm" fo:margin-right="-0.79cm" fo:margin-top="0cm" fo:margin-bottom="0cm" fo:line-height="100%" fo:text-indent="0cm" style:auto-text-indent="false"/>
      <style:text-properties style:font-name-asian="Arial1"/>
    </style:style>
    <style:style style:name="P10" style:family="paragraph" style:parent-style-name="Standard">
      <style:paragraph-properties fo:margin-left="0cm" fo:margin-right="-0.79cm" fo:margin-top="0cm" fo:margin-bottom="0cm" fo:line-height="100%" fo:text-indent="0cm" style:auto-text-indent="false"/>
      <style:text-properties fo:font-weight="normal" style:font-name-asian="Arial1" style:font-weight-asian="normal" style:font-weight-complex="normal"/>
    </style:style>
    <style:style style:name="P11" style:family="paragraph" style:parent-style-name="Standard">
      <style:paragraph-properties fo:margin-left="0cm" fo:margin-right="-0.79cm" fo:margin-top="0cm" fo:margin-bottom="0cm" fo:line-height="100%" fo:text-indent="0cm" style:auto-text-indent="false"/>
      <style:text-properties fo:font-weight="normal" style:font-name-asian="Arial1" style:font-weight-asian="normal" style:font-name-complex="Calibri2" style:font-weight-complex="normal"/>
    </style:style>
    <style:style style:name="P12" style:family="paragraph" style:parent-style-name="No_20_Spacing">
      <style:text-properties fo:font-weight="bold" style:font-name-asian="Arial1" style:font-weight-asian="bold" style:font-name-complex="Calibri2"/>
    </style:style>
    <style:style style:name="P13" style:family="paragraph" style:parent-style-name="No_20_Spacing">
      <style:text-properties style:font-name-asian="Arial1"/>
    </style:style>
    <style:style style:name="P14" style:family="paragraph" style:parent-style-name="No_20_Spacing">
      <style:text-properties style:font-name-asian="Arial1" style:font-name-complex="Calibri2"/>
    </style:style>
    <style:style style:name="P15" style:family="paragraph" style:parent-style-name="No_20_Spacing">
      <style:text-properties fo:font-size="12pt" fo:font-weight="bold" style:font-name-asian="Calibri2" style:font-size-asian="12pt" style:font-weight-asian="bold" style:font-name-complex="Calibri2"/>
    </style:style>
    <style:style style:name="P16" style:family="paragraph" style:parent-style-name="List_20_Paragraph">
      <style:paragraph-properties fo:margin-left="6.244cm" fo:margin-right="0cm" fo:margin-top="0cm" fo:margin-bottom="0cm" fo:line-height="100%" fo:text-indent="-4.974cm" style:auto-text-indent="false"/>
    </style:style>
    <style:style style:name="P17" style:family="paragraph" style:parent-style-name="List_20_Paragraph">
      <style:paragraph-properties fo:margin-left="6.244cm" fo:margin-right="0cm" fo:margin-top="0cm" fo:margin-bottom="0cm" fo:line-height="100%" fo:text-indent="-4.974cm" style:auto-text-indent="false"/>
      <style:text-properties style:font-name-asian="Arial1" style:font-name-complex="Calibri2"/>
    </style:style>
    <style:style style:name="P18" style:family="paragraph" style:parent-style-name="Header1">
      <style:paragraph-properties fo:margin-top="0.635cm" fo:margin-bottom="0.106cm">
        <style:tab-stops/>
      </style:paragraph-properties>
    </style:style>
    <style:style style:name="P19" style:family="paragraph" style:parent-style-name="Header1">
      <style:paragraph-properties fo:margin-top="0.635cm" fo:margin-bottom="0.106cm">
        <style:tab-stops/>
      </style:paragraph-properties>
      <style:text-properties fo:language="en" fo:country="US"/>
    </style:style>
    <style:style style:name="P20" style:family="paragraph" style:parent-style-name="Header1">
      <style:paragraph-properties fo:margin-top="0cm" fo:margin-bottom="0.011cm">
        <style:tab-stops/>
      </style:paragraph-properties>
      <style:text-properties fo:color="#333333" fo:font-size="10pt" style:font-size-asian="10pt" style:font-size-complex="10pt"/>
    </style:style>
    <style:style style:name="P21" style:family="paragraph" style:parent-style-name="Header1">
      <style:paragraph-properties fo:margin-top="0cm" fo:margin-bottom="0.011cm" fo:text-align="center" style:justify-single-word="false">
        <style:tab-stops/>
      </style:paragraph-properties>
      <style:text-properties fo:color="#333333" style:font-name="Tahoma1" fo:font-size="17pt" style:font-size-asian="17pt" style:font-size-complex="17pt"/>
    </style:style>
    <style:style style:name="P22" style:family="paragraph" style:parent-style-name="Header1">
      <style:paragraph-properties>
        <style:tab-stops/>
      </style:paragraph-properties>
      <style:text-properties fo:language="fr" fo:country="FR"/>
    </style:style>
    <style:style style:name="P23" style:family="paragraph" style:parent-style-name="Horizontal_20_Line">
      <style:text-properties fo:font-weight="bold" style:font-name-asian="Arial1" style:font-weight-asian="bold" style:font-name-complex="Calibri2"/>
    </style:style>
    <style:style style:name="P24" style:family="paragraph" style:parent-style-name="No_20_Spacing" style:list-style-name="WWNum6">
      <style:text-properties style:font-name-asian="Arial1" style:font-name-complex="Calibri2"/>
    </style:style>
    <style:style style:name="P25" style:family="paragraph" style:parent-style-name="No_20_Spacing" style:list-style-name="WWNum4">
      <style:paragraph-properties fo:margin-top="0cm" fo:margin-bottom="0cm" fo:line-height="100%"/>
      <style:text-properties style:font-name-asian="Arial1" style:font-name-complex="Calibri2"/>
    </style:style>
    <style:style style:name="P26" style:family="paragraph" style:parent-style-name="List_20_Paragraph" style:list-style-name="WWNum6">
      <style:paragraph-properties fo:margin-top="0cm" fo:margin-bottom="0cm" fo:line-height="100%"/>
      <style:text-properties style:font-name-asian="Arial1" style:font-name-complex="Calibri2"/>
    </style:style>
    <style:style style:name="P27" style:family="paragraph" style:parent-style-name="List_20_Paragraph" style:list-style-name="WWNum4">
      <style:paragraph-properties fo:margin-top="0cm" fo:margin-bottom="0cm" fo:line-height="100%"/>
      <style:text-properties style:font-name-asian="Arial1" style:font-name-complex="Calibri2"/>
    </style:style>
    <style:style style:name="P28" style:family="paragraph" style:parent-style-name="Horizontal_20_Line">
      <style:paragraph-properties fo:background-color="#ffffff">
        <style:background-image/>
      </style:paragraph-properties>
      <style:text-properties style:font-name-asian="Arial1" style:font-name-complex="Calibri2"/>
    </style:style>
    <style:style style:name="P29" style:family="paragraph" style:parent-style-name="Horizontal_20_Line">
      <style:text-properties fo:font-weight="bold" style:font-weight-asian="bold" style:font-weight-complex="bold"/>
    </style:style>
    <style:style style:name="T1" style:family="text">
      <style:text-properties fo:language="en" fo:country="US" fo:font-weight="normal" style:font-name-asian="Arial1" style:font-weight-asian="normal" style:font-name-complex="Calibri2" style:font-weight-complex="normal"/>
    </style:style>
    <style:style style:name="T2" style:family="text">
      <style:text-properties style:font-name-asian="Arial1"/>
    </style:style>
    <style:style style:name="T3" style:family="text">
      <style:text-properties style:font-name-asian="Arial1" style:font-name-complex="Calibri2"/>
    </style:style>
    <style:style style:name="T4" style:family="text">
      <style:text-properties fo:font-weight="bold" style:font-name-asian="Arial1" style:font-weight-asian="bold"/>
    </style:style>
    <style:style style:name="T5" style:family="text">
      <style:text-properties fo:font-weight="bold" style:font-name-asian="Arial1" style:font-weight-asian="bold" style:font-name-complex="Calibri2"/>
    </style:style>
    <style:style style:name="T6" style:family="text">
      <style:text-properties fo:font-weight="bold" style:font-name-asian="Arial1" style:font-weight-asian="bold" style:font-name-complex="Calibri2" style:font-weight-complex="bold"/>
    </style:style>
    <style:style style:name="T7" style:family="text">
      <style:text-properties fo:font-weight="bold" style:font-name-asian="Arial1" style:font-weight-asian="bold" style:font-weight-complex="bold"/>
    </style:style>
    <style:style style:name="T8" style:family="text">
      <style:text-properties fo:language="fr" fo:country="FR"/>
    </style:style>
    <style:style style:name="T9" style:family="text">
      <style:text-properties fo:font-size="12pt" fo:font-weight="normal" style:font-name-asian="Calibri2" style:font-size-asian="12pt" style:font-weight-asian="normal" style:font-name-complex="Calibri2" style:font-weight-complex="normal"/>
    </style:style>
    <style:style style:name="T10" style:family="text">
      <style:text-properties fo:font-size="14pt" fo:language="fr" fo:country="FR" fo:font-weight="bold" style:font-name-asian="Calibri2" style:font-size-asian="14pt" style:font-weight-asian="bold" style:font-name-complex="Calibri2" style:font-size-complex="14pt"/>
    </style:style>
    <style:style style:name="T11" style:family="text">
      <style:text-properties fo:font-size="14pt" fo:language="fr" fo:country="FR" fo:font-weight="normal" style:font-name-asian="Calibri2" style:font-size-asian="14pt" style:font-weight-asian="normal" style:font-name-complex="Calibri2" style:font-size-complex="14pt" style:font-weight-complex="normal"/>
    </style:style>
    <style:style style:name="T12" style:family="text">
      <style:text-properties fo:font-size="11pt" fo:language="fr" fo:country="FR" fo:font-weight="normal" style:font-name-asian="Calibri2" style:font-size-asian="11pt" style:font-weight-asian="normal" style:font-name-complex="Calibri2" style:font-size-complex="11pt" style:font-weight-complex="normal"/>
    </style:style>
    <style:style style:name="T13" style:family="text">
      <style:text-properties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Arial1" style:font-weight-asian="normal" style:font-name-complex="Calibri2" style:font-weight-complex="normal"/>
    </style:style>
    <style:style style:name="T16" style:family="text">
      <style:text-properties fo:font-weight="normal" style:font-name-asian="Arial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oncepteur et D<text:span text:style-name="T3">é</text:span>veloppeur Full<text:span text:style-name="T3">Stack</text:span></text:p>
      <text:p text:style-name="P20"/>
      <text:p text:style-name="P20">Mamadou Lamine Ba </text:p>
      <text:p text:style-name="P20">Date de Naissance : <text:span text:style-name="T14">04/10/1981</text:span></text:p>
      <text:p text:style-name="P20">Situation Matrimoniale : <text:span text:style-name="T14">Célibataire </text:span></text:p>
      <text:p text:style-name="P20">Adresse : <text:span text:style-name="T14">Parcelles Assainies U20 N54 – Dakar - Sénégal </text:span></text:p>
      <text:p text:style-name="P20">Mobile : <text:span text:style-name="T14">(+221) 78 135 51 73 </text:span></text:p>
      <text:p text:style-name="P20">Email : <text:span text:style-name="T14">lamine.ba@thinktech.sn </text:span></text:p>
      <text:p text:style-name="P20">Blog : <text:span text:style-name="T14">https://dzone.com/users/1024019/lamine_ba.html </text:span></text:p>
      <text:p text:style-name="P20"/>
      <text:p text:style-name="P19">Compétences Fonctionnelles</text:p>
      <text:list xml:id="list281734221465159658" text:style-name="WWNum6">
        <text:list-item>
          <text:p text:style-name="P24">Audit et analyse des besoins</text:p>
        </text:list-item>
        <text:list-item>
          <text:p text:style-name="P26">Définition du besoin cible à travers des ateliers de travail avec le métier </text:p>
        </text:list-item>
        <text:list-item>
          <text:p text:style-name="P24">Rédaction des documents de spécification</text:p>
        </text:list-item>
        <text:list-item>
          <text:p text:style-name="P24">Conception et suivi des recettes fonctionnelles et techniques</text:p>
        </text:list-item>
        <text:list-item>
          <text:p text:style-name="P24">Participation aux ateliers de définition d’architecture technique et applicative</text:p>
        </text:list-item>
        <text:list-item>
          <text:p text:style-name="P24">Suivi du bon fonctionnement des applications en production</text:p>
        </text:list-item>
        <text:list-item>
          <text:p text:style-name="P24">Résolution des incidents fonctionnels et de performance</text:p>
        </text:list-item>
        <text:list-item>
          <text:p text:style-name="P24">Participation à toutes les phases de la refonte métier et technologique</text:p>
        </text:list-item>
        <text:list-item>
          <text:p text:style-name="P24">Développement front-end et back-end des applications</text:p>
        </text:list-item>
        <text:list-item>
          <text:p text:style-name="P26">Garantir de la bonne exécution en production des applications</text:p>
          <text:p text:style-name="P24"/>
        </text:list-item>
      </text:list>
      <text:p text:style-name="P19">Compétences Techniques</text:p>
      <text:p text:style-name="P16"><text:span text:style-name="T6">Base de données</text:span><text:span text:style-name="T3"> : MySQL, SQLServer, PostgreSQL, Oracle, MongoDB. MariaDB </text:span></text:p>
      <text:p text:style-name="P16"><text:span text:style-name="T6">Langages </text:span><text:span text:style-name="T3">: HTML, CSS, SQL, C, C++, Java, JavaScript, ASP, PHP, Scala, Kotlin, Python, Groovy</text:span></text:p>
      <text:p text:style-name="P16"><text:span text:style-name="T6">Méthodologie</text:span><text:span text:style-name="T3"> : OOA/D, RUP, XP, Agile Scrum </text:span></text:p>
      <text:p text:style-name="P16"><text:span text:style-name="T6">Protocoles </text:span><text:span text:style-name="T3">: HTTP, FTP, SMTP, POP, IMAP, TCP/IP, SOAP, REST</text:span></text:p>
      <text:p text:style-name="P16"><text:span text:style-name="T6">Architecture</text:span><text:span text:style-name="T3"> : Design Patterns, UML</text:span></text:p>
      <text:p text:style-name="P16"><text:span text:style-name="T6">Serveurs </text:span><text:span text:style-name="T3">: Apache, Apache Tomcat, TomEE, Wildfly, Glassfish </text:span></text:p>
      <text:p text:style-name="P16"><text:span text:style-name="T6">Frameworks</text:span><text:span text:style-name="T3"> : Struts, Spring, JSF, Grails, Angular, Vue, React, Bootstrap, Laravel, Symfony, Express</text:span></text:p>
      <text:p text:style-name="P16"><text:span text:style-name="T6">CMS </text:span><text:span text:style-name="T3">: Joomla, Drupal, WordPress, PrestaShop </text:span></text:p>
      <text:p text:style-name="P16"><text:span text:style-name="T6">IDE</text:span><text:span text:style-name="T3"> : Eclipse, NetBeans, IntelliJ IDEA, Visual Code </text:span></text:p>
      <text:p text:style-name="P16"><text:span text:style-name="T6">Outils</text:span><text:span text:style-name="T3"> : Ant, Maven, Gradle, CVS, SVN, GIT, Jenkins, </text:span><text:span text:style-name="T1">Birt, JasperReports, JUnit, Sonar, JMeter, Jira</text:span></text:p>
      <text:p text:style-name="P17"/>
      <text:p text:style-name="P22"/>
      <text:p text:style-name="P22">Formation et Diplômes </text:p>
      <text:p text:style-name="No_20_Spacing"><text:span text:style-name="T7">2004 - 2005 : </text:span><text:span text:style-name="T2">Maîtrise Informatique [ Université Dakar Bourguiba ] </text:span></text:p>
      <text:p text:style-name="No_20_Spacing"><text:span text:style-name="T7">2003 - 2004 :</text:span><text:span text:style-name="T2"> Licence Informatique [ Université Dakar Bourguiba ] </text:span></text:p>
      <text:p text:style-name="No_20_Spacing"><text:span text:style-name="T7">2002 - 2003 :</text:span><text:span text:style-name="T2"> Deuxième Année Informatique [ Université Dakar Bourguiba ] </text:span></text:p>
      <text:p text:style-name="No_20_Spacing"><text:span text:style-name="T7">2001 - 2002 :</text:span><text:span text:style-name="T2"> Première Année Informatique [ Université Dakar Bourguiba ] </text:span></text:p>
      <text:p text:style-name="P13"/>
      <text:p text:style-name="P22"/>
      <text:p text:style-name="P22">Langues</text:p>
      <text:p text:style-name="No_20_Spacing"><text:span text:style-name="T4">Français :</text:span><text:span text:style-name="T2"> Professionnel</text:span></text:p>
      <text:p text:style-name="No_20_Spacing"><text:span text:style-name="T4">Anglais :</text:span><text:span text:style-name="T2"> Professionnel</text:span></text:p>
      <text:p text:style-name="P13"/>
      <text:p text:style-name="P22"/>
      <text:p text:style-name="P22">Centres d’Intérêts</text:p>
      <text:p text:style-name="No_20_Spacing"><text:span text:style-name="T2">Lecture, Écriture, Musique, </text:span><text:span text:style-name="T12">Sport</text:span></text:p>
      <text:p text:style-name="P18"><text:soft-page-break/><text:span text:style-name="T8">EXPERIENCE</text:span><text:span text:style-name="T10">S</text:span><text:span text:style-name="T8"> PROFESSIONNELLE</text:span><text:span text:style-name="T10">S</text:span></text:p>
      <text:p text:style-name="P15">ThinkTech <text:s text:c="47"/><text:tab/><text:tab/><text:tab/><text:tab/><text:tab/> <text:s text:c="40"/>Depuis janvier 2017</text:p>
      <text:p text:style-name="P15">Concepteur et Développeur </text:p>
      <text:p text:style-name="P12"/>
      <text:p text:style-name="P14">Développement de sites web et d'applications web progressive (PWA) </text:p>
      <text:p text:style-name="P12"/>
      <text:p text:style-name="P12">Tâches réalisées :</text:p>
      <text:p text:style-name="P12"/>
      <text:list xml:id="list6831423766987747706" text:style-name="WWNum4">
        <text:list-item>
          <text:p text:style-name="P25">Audit et analyse des besoins</text:p>
        </text:list-item>
        <text:list-item>
          <text:p text:style-name="P25">Participation aux ateliers de définition d’architecture technique et applicative</text:p>
        </text:list-item>
        <text:list-item>
          <text:p text:style-name="P27">Conception technique et applicative en UML</text:p>
        </text:list-item>
        <text:list-item>
          <text:p text:style-name="P27">Développement et réalisation des tests unitaires</text:p>
        </text:list-item>
        <text:list-item>
          <text:p text:style-name="P27">Mise en Production</text:p>
        </text:list-item>
        <text:list-item>
          <text:p text:style-name="P27">Amélioration des performances applicatives</text:p>
        </text:list-item>
        <text:list-item>
          <text:p text:style-name="P27">Optimisation technique et applicative </text:p>
        </text:list-item>
        <text:list-item>
          <text:p text:style-name="P25">Suivi du bon fonctionnement des applications en production</text:p>
          <text:p text:style-name="P27"/>
        </text:list-item>
      </text:list>
      <text:p text:style-name="P6"/>
      <text:p text:style-name="P2"><text:span text:style-name="T5">Environnement technique</text:span><text:span text:style-name="T3"> : </text:span><text:span text:style-name="T15">Java EE, </text:span><text:span text:style-name="T12">Struts</text:span><text:span text:style-name="T11">, </text:span><text:span text:style-name="T15">Angular, Vue.js, Python, PHP, Groovy, Node.js, Git, Maven</text:span></text:p>
      <text:p text:style-name="P3"/>
      <text:p text:style-name="P1"/>
      <text:p text:style-name="P28"/>
      <text:p text:style-name="P1"/>
      <text:p text:style-name="P15">Indépendant <text:s text:c="47"/><text:tab/><text:tab/><text:tab/><text:tab/><text:tab/> <text:s text:c="56"/>2011-2017</text:p>
      <text:p text:style-name="P15">FreeLancer et Professeur de Java</text:p>
      <text:p text:style-name="P12"/>
      <text:p text:style-name="P14">Enseignement, Développement de sites web et d'applications web </text:p>
      <text:p text:style-name="P12"/>
      <text:p text:style-name="P12">Tâches réalisées :</text:p>
      <text:p text:style-name="P12"/>
      <text:list xml:id="list36403913" text:continue-numbering="true" text:style-name="WWNum4">
        <text:list-item>
          <text:p text:style-name="P25">Audit et analyse des besoins</text:p>
        </text:list-item>
        <text:list-item>
          <text:p text:style-name="P27">Développement et réalisation des tests unitaires</text:p>
        </text:list-item>
        <text:list-item>
          <text:p text:style-name="P27">Mise en Production</text:p>
        </text:list-item>
        <text:list-item>
          <text:p text:style-name="P27">Amélioration des performances applicatives</text:p>
        </text:list-item>
        <text:list-item>
          <text:p text:style-name="P27">Enseignement</text:p>
        </text:list-item>
      </text:list>
      <text:p text:style-name="P6"/>
      <text:p text:style-name="P2"><text:span text:style-name="T5">Environnement technique :</text:span><text:span text:style-name="T15"> Java EE, C, C++, Python, PHP, ASP, Node.js , Git, Maven</text:span></text:p>
      <text:p text:style-name="P5"/>
      <text:p text:style-name="P5"/>
      <text:p text:style-name="P23"/>
      <text:p text:style-name="P4"><text:bookmark text:name="_Hlk515357541"/></text:p>
      <text:p text:style-name="P4"/>
      <text:p text:style-name="P15">Baamtu <text:s text:c="46"/><text:tab/><text:tab/><text:tab/><text:tab/><text:tab/> <text:s text:c="68"/>2010-2011</text:p>
      <text:p text:style-name="P15">Python Développeur à Baamtu</text:p>
      <text:p text:style-name="P12"/>
      <text:p text:style-name="P14">Développement d'applications de gestion avec OpenERP</text:p>
      <text:p text:style-name="P12"/>
      <text:p text:style-name="P12">Tâches réalisées :</text:p>
      <text:p text:style-name="P14"/>
      <text:list xml:id="list36409224" text:continue-numbering="true" text:style-name="WWNum4">
        <text:list-item>
          <text:p text:style-name="P27">Développement et intégration des modules applicatives</text:p>
        </text:list-item>
        <text:list-item>
          <text:p text:style-name="P25">Rédaction des documents de spécification</text:p>
        </text:list-item>
        <text:list-item>
          <text:p text:style-name="P27">Amélioration des performances des applications</text:p>
        </text:list-item>
        <text:list-item>
          <text:p text:style-name="P27">Optimisation technique et applicative</text:p>
        </text:list-item>
      </text:list>
      <text:p text:style-name="P6"/>
      <text:p text:style-name="P7"><text:span text:style-name="T5">Environnement technique : </text:span><text:span text:style-name="T15">Agile </text:span><text:span text:style-name="T13">S</text:span><text:span text:style-name="T9">crum,</text:span><text:span text:style-name="T15"> Python, OpenERP, Git</text:span></text:p>
      <text:p text:style-name="P15"><text:soft-page-break/>A2I (Antares Informatique International) <text:s text:c="46"/><text:tab/> <text:s text:c="56"/>2007-2010</text:p>
      <text:p text:style-name="P15">Concepteur et Développeur</text:p>
      <text:p text:style-name="P12"/>
      <text:p text:style-name="P14">Conception et Développement d'un progiciel de gestion en mode SaaS</text:p>
      <text:p text:style-name="P12"/>
      <text:p text:style-name="P12">Tâches réalisées :</text:p>
      <text:p text:style-name="P14"/>
      <text:list xml:id="list36419571" text:continue-numbering="true" text:style-name="WWNum4">
        <text:list-item>
          <text:p text:style-name="P25">Participation aux ateliers de définition d’architecture technique et applicative</text:p>
        </text:list-item>
        <text:list-item>
          <text:p text:style-name="P27">Conception technique et applicative en UML</text:p>
        </text:list-item>
        <text:list-item>
          <text:p text:style-name="P27">Développement <text:s/>des modules et réalisation des tests unitaires</text:p>
        </text:list-item>
        <text:list-item>
          <text:p text:style-name="P27">Amélioration des performances de l'application</text:p>
        </text:list-item>
        <text:list-item>
          <text:p text:style-name="P27">Optimisation technique et applicative </text:p>
        </text:list-item>
      </text:list>
      <text:p text:style-name="P6"/>
      <text:p text:style-name="P7"><text:span text:style-name="T5">Environnement technique : </text:span><text:span text:style-name="T16">Java EE, JSF, IText, Jasper Reports, JavaMail, Hibernate, Tomcat, </text:span><text:span text:style-name="T13">SVN, </text:span><text:span text:style-name="T16">Maven</text:span></text:p>
      <text:p text:style-name="P10"/>
      <text:p text:style-name="P8"/>
      <text:p text:style-name="P29"/>
      <text:p text:style-name="P8"/>
      <text:p text:style-name="P8"/>
      <text:p text:style-name="P15">Sedima <text:s text:c="45"/><text:tab/> <text:s text:c="120"/>2006-2007</text:p>
      <text:p text:style-name="P15">Développeur Java </text:p>
      <text:p text:style-name="P12"/>
      <text:p text:style-name="P14">Développement d'applications graphiques</text:p>
      <text:p text:style-name="P12"/>
      <text:p text:style-name="P12">Tâches réalisées :</text:p>
      <text:p text:style-name="P12"/>
      <text:list xml:id="list36406130" text:continue-numbering="true" text:style-name="WWNum4">
        <text:list-item>
          <text:p text:style-name="P25">Audit et analyse des besoins</text:p>
        </text:list-item>
        <text:list-item>
          <text:p text:style-name="P27">Développement et mise en œuvre technique </text:p>
        </text:list-item>
        <text:list-item>
          <text:p text:style-name="P27">Relecture, analyse statique et dynamique du code</text:p>
        </text:list-item>
        <text:list-item>
          <text:p text:style-name="P27">Amélioration des performances applicatives </text:p>
        </text:list-item>
        <text:list-item>
          <text:p text:style-name="P27">Résolution des anomalies</text:p>
        </text:list-item>
        <text:list-item>
          <text:p text:style-name="P25">Rédaction des documents de spécification</text:p>
        </text:list-item>
      </text:list>
      <text:p text:style-name="P6"/>
      <text:p text:style-name="P7"><text:span text:style-name="T5">Environnement technique : </text:span><text:span text:style-name="T15">Java SE, Swing, JGoodies, JFreeChart, IText, JasperReports, </text:span><text:span text:style-name="T13">SVN, Ant</text:span></text:p>
      <text:p text:style-name="P11"/>
      <text:p text:style-name="P9"/>
      <text:p text:style-name="Horizontal_20_Line"/>
      <text:p text:style-name="P9"/>
      <text:p text:style-name="P9"/>
      <text:p text:style-name="P15">Sonatel <text:s text:c="104"/><text:tab/> <text:s text:c="54"/>2005-2006</text:p>
      <text:p text:style-name="P15">Développeur Java (Stage) </text:p>
      <text:p text:style-name="P12"/>
      <text:p text:style-name="P14">Développement d'une application web pour la gestion des congés</text:p>
      <text:p text:style-name="P12"/>
      <text:p text:style-name="P12">Tâches réalisées :</text:p>
      <text:p text:style-name="P14"/>
      <text:list xml:id="list36415667" text:continue-numbering="true" text:style-name="WWNum4">
        <text:list-item>
          <text:p text:style-name="P27">Développement et mise en œuvre technique </text:p>
        </text:list-item>
        <text:list-item>
          <text:p text:style-name="P27">Relecture, analyse statique et dynamique du code</text:p>
        </text:list-item>
        <text:list-item>
          <text:p text:style-name="P27">Amélioration des performances applicatives </text:p>
        </text:list-item>
        <text:list-item>
          <text:p text:style-name="P27">Résolution des anomalies</text:p>
        </text:list-item>
        <text:list-item>
          <text:p text:style-name="P25">Rédaction des documents de spécification</text:p>
        </text:list-item>
      </text:list>
      <text:p text:style-name="P6"/>
      <text:p text:style-name="P7"><text:span text:style-name="T5">Environnement technique : </text:span><text:span text:style-name="T15">Java EE, Servlets, JSP, JDBC, MySQL, Tomca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Lucida Sans Unicode" style:font-size-asian="11pt" style:language-asian="fr" style:country-asian="FR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2" style:font-size-complex="8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1" style:family="paragraph" style:parent-style-name="Standard" style:default-outline-level="" style:list-style-name="">
      <style:paragraph-properties fo:margin-top="0.212cm" fo:margin-bottom="0.106cm" style:line-height-at-least="0.423cm">
        <style:tab-stops>
          <style:tab-stop style:position="4.445cm"/>
        </style:tab-stops>
      </style:paragraph-properties>
      <style:text-properties fo:color="#c0504d" style:font-name="Calibri" fo:font-size="14pt" fo:language="en" fo:country="GB" fo:font-weight="bold" style:font-name-asian="Calibri2" style:font-size-asian="14pt" style:language-asian="en" style:country-asian="US" style:font-weight-asian="bold" style:font-name-complex="Times New Roman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Préformaté_20_HTML_20_Car" style:display-name="Préformaté HTML Car" style:family="text" style:parent-style-name="Default_20_Paragraph_20_Font">
      <style:text-properties style:font-name="Courier New" fo:font-size="10pt" style:font-name-asian="Times New Roman" style:font-size-asian="10pt" style:font-name-complex="Courier New2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2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Header1_20_Car" style:display-name="Header1 Car" style:family="text">
      <style:text-properties fo:color="#c0504d" style:font-name="Calibri" fo:font-size="14pt" fo:language="en" fo:country="GB" fo:font-weight="bold" style:font-name-asian="Calibri2" style:font-size-asian="14pt" style:language-asian="en" style:country-asian="US" style:font-weight-asian="bold" style:font-name-complex="Times New Roman" style:font-size-complex="9pt"/>
    </style:style>
    <style:style style:name="st" style:family="text" style:parent-style-name="Default_20_Paragraph_20_Font"/>
    <style:style style:name="ilfuvd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asian="Arial1" style:font-name-complex="Calibri2"/>
    </style:style>
    <style:style style:name="ListLabel_20_3" style:display-name="ListLabel 3" style:family="text">
      <style:text-properties style:font-name-asian="Calibri2" style:font-name-complex="Calibri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41cm" fo:margin-bottom="1.258cm" fo:margin-left="0.503cm" fo:margin-right="0.49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1</meta:initial-creator>
    <dc:creator>Mamadou Lamine Ba</dc:creator>
    <meta:editing-cycles>22</meta:editing-cycles>
    <meta:creation-date>2018-10-08T14:56:00</meta:creation-date>
    <dc:date>2019-04-11T16:20:22.02</dc:date>
    <meta:editing-duration>PT8H32M48S</meta:editing-duration>
    <meta:generator>OpenOffice/4.1.5$Win32 OpenOffice.org_project/415m1$Build-9789</meta:generator>
    <meta:document-statistic meta:table-count="0" meta:image-count="0" meta:object-count="0" meta:page-count="3" meta:paragraph-count="104" meta:word-count="671" meta:character-count="5435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